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5.339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8.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49cm" fo:min-width="6.182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93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9" style:family="graphic" style:parent-style-name="standard">
      <style:graphic-properties draw:textarea-horizontal-align="justify" draw:textarea-vertical-align="middle" draw:auto-grow-height="false" fo:min-height="1.727cm" fo:min-width="2.168cm"/>
    </style:style>
    <style:style style:name="gr10" style:family="graphic" style:parent-style-name="standard">
      <style:graphic-properties draw:textarea-horizontal-align="justify" draw:textarea-vertical-align="middle" draw:auto-grow-height="false" fo:min-height="1.91cm" fo:min-width="2.104cm"/>
    </style:style>
    <style:style style:name="gr11" style:family="graphic" style:parent-style-name="standard">
      <style:graphic-properties draw:textarea-horizontal-align="justify" draw:textarea-vertical-align="middle" draw:auto-grow-height="false" fo:min-height="1.637cm" fo:min-width="3.272cm"/>
    </style:style>
    <style:style style:name="gr12" style:family="graphic" style:parent-style-name="standard">
      <style:graphic-properties draw:textarea-horizontal-align="justify" draw:textarea-vertical-align="middle" draw:auto-grow-height="false" fo:min-height="1.726cm" fo:min-width="5.159cm"/>
    </style:style>
    <style:style style:name="gr13" style:family="graphic" style:parent-style-name="standard">
      <style:graphic-properties draw:textarea-horizontal-align="justify" draw:textarea-vertical-align="middle" draw:auto-grow-height="false" fo:min-height="1.91cm" fo:min-width="3.247cm"/>
    </style:style>
    <style:style style:name="gr14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15" style:family="graphic" style:parent-style-name="standard">
      <style:graphic-properties draw:textarea-horizontal-align="justify" draw:textarea-vertical-align="middle" draw:auto-grow-height="false" fo:min-height="1.985cm" fo:min-width="6.114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2.544cm" fo:min-width="10.168cm"/>
    </style:style>
    <style:style style:name="gr17" style:family="graphic" style:parent-style-name="standard">
      <style:graphic-properties draw:textarea-horizontal-align="justify" draw:textarea-vertical-align="middle" draw:auto-grow-height="false" fo:min-height="1.162cm" fo:min-width="11.025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2.544cm" fo:min-width="1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2.417cm" fo:min-width="10.93cm"/>
    </style:style>
    <style:style style:name="gr20" style:family="graphic" style:parent-style-name="standard">
      <style:graphic-properties draw:textarea-horizontal-align="justify" draw:textarea-vertical-align="middle" draw:auto-grow-height="false" fo:min-height="1.162cm" fo:min-width="12.053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2.481cm" fo:min-width="2.359cm"/>
    </style:style>
    <style:style style:name="gr22" style:family="graphic" style:parent-style-name="standard">
      <style:graphic-properties draw:textarea-horizontal-align="justify" draw:textarea-vertical-align="middle" draw:auto-grow-height="false" fo:min-height="1.097cm" fo:min-width="2.285cm"/>
    </style:style>
    <style:style style:name="gr23" style:family="graphic" style:parent-style-name="standard">
      <style:graphic-properties draw:textarea-horizontal-align="justify" draw:textarea-vertical-align="middle" draw:auto-grow-height="false" fo:min-height="0.929cm" fo:min-width="2.4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55cm" svg:height="2.921cm" svg:x="6.842cm" svg:y="2.143cm">
          <text:p text:style-name="P1">Attr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89cm" svg:height="3.175cm" svg:x="6.588cm" svg:y="7.223cm">
          <text:p text:style-name="P1">subscribe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97cm" svg:y1="5.064cm" svg:x2="11.033cm" svg:y2="7.223cm" draw:start-shape="id1" draw:start-glue-point="8" draw:end-shape="id2" draw:end-glue-point="0" svg:d="M10970 5064l63 2159" svg:viewBox="0 0 64 2160">
          <text:p/>
        </draw:connector>
        <draw:custom-shape draw:style-name="gr4" draw:text-style-name="P1" draw:layer="layout" svg:width="6.682cm" svg:height="2.999cm" svg:x="18.956cm" svg:y="3.54cm">
          <text:p text:style-name="P1">Requires ApiUtil</text:p>
          <text:p text:style-name="P1"/>
          <draw:enhanced-geometry svg:viewBox="0 0 21600 21600" draw:mirror-horizontal="false" draw:type="line-callout-1" draw:modifiers="-10462.2474936406 33688.8 -811.2524315427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xml:id="id3" draw:id="id3" draw:layer="layout" svg:width="6.858cm" svg:height="4.064cm" svg:x="7.604cm" svg:y="12.303cm">
          <text:p text:style-name="P1">ZmqEvent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1.033cm" svg:y1="10.398cm" svg:x2="11.033cm" svg:y2="12.303cm" draw:start-shape="id2" draw:start-glue-point="2" draw:end-shape="id3" draw:end-glue-point="4" svg:d="M11033 10398v1905" svg:viewBox="0 0 1 1906">
          <text:p/>
        </draw:connector>
        <draw:custom-shape draw:style-name="gr6" draw:text-style-name="P1" xml:id="id4" draw:id="id4" draw:layer="layout" svg:width="3.302cm" svg:height="3.048cm" svg:x="2.651cm" svg:y="12.811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604cm" svg:y1="14.335cm" svg:x2="5.953cm" svg:y2="14.335cm" draw:start-shape="id3" draw:start-glue-point="5" draw:end-shape="id4" svg:d="M7604 14335h-1651" svg:viewBox="0 0 1652 1">
          <text:p/>
        </draw:connector>
        <draw:connector draw:style-name="gr3" draw:text-style-name="P1" draw:layer="layout" draw:type="line" svg:x1="11.033cm" svg:y1="16.367cm" svg:x2="11.033cm" svg:y2="19.415cm" draw:start-shape="id3" draw:start-glue-point="6" draw:end-shape="id5" draw:end-glue-point="4" svg:d="M11033 16367v3048" svg:viewBox="0 0 1 3049">
          <text:p/>
        </draw:connector>
        <draw:connector draw:style-name="gr3" draw:text-style-name="P1" draw:layer="layout" draw:type="curve" svg:x1="4.302cm" svg:y1="15.859cm" svg:x2="11.033cm" svg:y2="19.415cm" draw:start-shape="id4" draw:start-glue-point="2" draw:end-shape="id5" draw:end-glue-point="4" svg:d="M4302 15859c0 2667 6731 889 6731 3556" svg:viewBox="0 0 6732 3557">
          <text:p/>
        </draw:connector>
        <draw:custom-shape draw:style-name="gr7" draw:text-style-name="P1" xml:id="id5" draw:id="id5" draw:layer="layout" svg:width="7.112cm" svg:height="3.81cm" svg:x="7.477cm" svg:y="19.415cm">
          <text:p text:style-name="P1">Zmq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" draw:id="id6" draw:layer="layout" svg:width="4.826cm" svg:height="2.286cm" svg:x="17.764cm" svg:y="20.17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589cm" svg:y1="21.32cm" svg:x2="17.764cm" svg:y2="21.32cm" draw:start-shape="id5" draw:start-glue-point="7" draw:end-shape="id6" svg:d="M14589 21320h3175" svg:viewBox="0 0 3176 1">
          <text:p/>
        </draw:connector>
        <draw:custom-shape draw:style-name="gr9" draw:text-style-name="P1" xml:id="id7" draw:id="id7" draw:layer="layout" svg:width="5.334cm" svg:height="3.953cm" svg:x="0.111cm" svg:y="19.399cm">
          <text:p text:style-name="P1">Notifd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7.477cm" svg:y1="21.32cm" svg:x2="5.445cm" svg:y2="21.376cm" draw:start-shape="id5" draw:start-glue-point="5" draw:end-shape="id7" draw:end-glue-point="7" svg:d="M7477 21320l-2032 56" svg:viewBox="0 0 2033 57">
          <text:p/>
        </draw:connector>
        <draw:custom-shape draw:style-name="gr6" draw:text-style-name="P1" xml:id="id8" draw:id="id8" draw:layer="layout" svg:width="3.302cm" svg:height="3.048cm" svg:x="-5.604cm" svg:y="19.796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0.111cm" svg:y1="21.376cm" svg:x2="-2.302cm" svg:y2="21.32cm" draw:start-shape="id7" draw:start-glue-point="5" draw:end-shape="id8" draw:end-glue-point="1" svg:d="M111 21376l-2413-56" svg:viewBox="0 0 2414 57">
          <text:p/>
        </draw:connector>
        <draw:custom-shape draw:style-name="gr10" draw:text-style-name="P1" xml:id="id9" draw:id="id9" draw:layer="layout" svg:width="5.207cm" svg:height="4.318cm" svg:x="0.111cm" svg:y="25.511cm">
          <text:p text:style-name="P1">Notifd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.778cm" svg:y1="23.352cm" svg:x2="2.715cm" svg:y2="25.511cm" draw:start-shape="id7" draw:start-glue-point="6" draw:end-shape="id9" draw:end-glue-point="4" svg:d="M2778 23352l-63 2159" svg:viewBox="0 0 64 2160">
          <text:p/>
        </draw:connector>
        <draw:connector draw:style-name="gr3" draw:text-style-name="P1" draw:layer="layout" draw:type="curve" svg:x1="-3.953cm" svg:y1="22.844cm" svg:x2="2.715cm" svg:y2="25.511cm" draw:start-shape="id8" draw:start-glue-point="2" draw:end-shape="id9" draw:end-glue-point="4" svg:d="M-3953 22844c0 2001 6668 668 6668 2667" svg:viewBox="0 0 6669 2668">
          <text:p/>
        </draw:connector>
        <draw:connector draw:style-name="gr3" draw:text-style-name="P1" draw:layer="layout" draw:type="curve" svg:x1="5.318cm" svg:y1="27.67cm" svg:x2="20.177cm" svg:y2="22.463cm" draw:start-shape="id9" draw:start-glue-point="7" draw:end-shape="id6" draw:end-glue-point="8" svg:d="M5318 27670c9906 0 14859-1735 14859-5207" svg:viewBox="0 0 14860 5208">
          <text:p/>
        </draw:connector>
        <draw:custom-shape draw:style-name="gr11" draw:text-style-name="P1" xml:id="id10" draw:id="id10" draw:layer="layout" svg:width="5.334cm" svg:height="2.667cm" svg:x="0.111cm" svg:y="31.4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15cm" svg:y1="29.829cm" svg:x2="2.778cm" svg:y2="31.48cm" draw:start-shape="id9" draw:start-glue-point="6" draw:end-shape="id10" svg:d="M2715 29829l63 1651" svg:viewBox="0 0 64 1652">
          <text:p/>
        </draw:connector>
      </draw:page>
      <draw:page draw:name="page2" draw:style-name="dp1" draw:master-page-name="Default">
        <draw:custom-shape draw:style-name="gr12" draw:text-style-name="P1" xml:id="id11" draw:id="id11" draw:layer="layout" svg:width="8.001cm" svg:height="2.794cm" svg:x="6.715cm" svg:y="1.254cm">
          <text:p text:style-name="P1">ZmqSubscribe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2" draw:id="id12" draw:layer="layout" svg:width="7.493cm" svg:height="4.318cm" svg:x="6.969cm" svg:y="5.445cm">
          <text:p text:style-name="P1">Event == </text:p>
          <text:p text:style-name="P1">QUALITY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15cm" svg:y1="4.048cm" svg:x2="10.716cm" svg:y2="5.445cm" draw:start-shape="id11" draw:start-glue-point="8" draw:end-shape="id12" draw:end-glue-point="4" svg:d="M10715 4048l1 1397" svg:viewBox="0 0 2 1398">
          <text:p/>
        </draw:connector>
        <draw:custom-shape draw:style-name="gr14" draw:text-style-name="P1" xml:id="id13" draw:id="id13" draw:layer="layout" svg:width="4.191cm" svg:height="1.778cm" svg:x="17.002cm" svg:y="6.715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462cm" svg:y1="7.604cm" svg:x2="17.002cm" svg:y2="7.604cm" draw:start-shape="id12" draw:start-glue-point="7" draw:end-shape="id13" draw:end-glue-point="6" svg:d="M14462 7604h2540" svg:viewBox="0 0 2541 1">
          <text:p/>
        </draw:connector>
        <draw:custom-shape draw:style-name="gr15" draw:text-style-name="P1" draw:layer="layout" svg:width="9.398cm" svg:height="3.175cm" svg:x="16.367cm" svg:y="-1.794cm">
          <text:p text:style-name="P1">Uses TangoConsts.EventName</text:p>
          <draw:enhanced-geometry svg:viewBox="0 0 21600 21600" draw:glue-points="10800 0 3160 3160 0 10800 3160 18440 10800 21600 18440 18440 21600 10800 18440 3160 ?f14 ?f15" draw:text-areas="3200 3200 18400 18400" draw:type="round-callout" draw:modifiers="-3778.10405362273 28509.82367758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" xml:id="id14" draw:id="id14" draw:layer="layout" svg:width="10.668cm" svg:height="2.794cm" svg:x="5.445cm" svg:y="11.541cm">
          <text:p text:style-name="P1">Deadlock prevention in case</text:p>
          <text:p text:style-name="P1">Subscription is done in a callback???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16cm" svg:y1="9.763cm" svg:x2="10.779cm" svg:y2="11.541cm" draw:start-shape="id12" draw:start-glue-point="6" draw:end-shape="id14" draw:end-glue-point="0" svg:d="M10716 9763l63 1778" svg:viewBox="0 0 64 1779">
          <text:p/>
        </draw:connector>
        <draw:custom-shape draw:style-name="gr17" draw:text-style-name="P1" draw:layer="layout" svg:width="12.446cm" svg:height="1.524cm" svg:x="19.923cm" svg:y="10.144cm">
          <text:p text:style-name="P1">Creates a thread in which connect_event</text:p>
          <text:p text:style-name="P1">Is executed</text:p>
          <draw:enhanced-geometry svg:viewBox="0 0 21600 21600" draw:text-areas="800 800 20800 20800" draw:type="round-rectangular-callout" draw:modifiers="-6375.70498915401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xml:id="id16" draw:id="id16" draw:layer="layout" svg:width="12.192cm" svg:height="2.794cm" svg:x="4.683cm" svg:y="19.288cm">
          <text:p text:style-name="P1">Acquire WriteLock(map_modification_lock)</text:p>
          <draw:enhanced-geometry svg:viewBox="0 0 21600 21600" draw:type="rectangle" draw:enhanced-path="M 0 0 L 21600 0 21600 21600 0 21600 0 0 Z N"/>
        </draw:custom-shape>
        <draw:custom-shape draw:style-name="gr19" draw:text-style-name="P1" xml:id="id15" draw:id="id15" draw:layer="layout" svg:width="11.43cm" svg:height="2.667cm" svg:x="5.064cm" svg:y="15.478cm">
          <text:p text:style-name="P1">Wrap this consumer with DelayedEvent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3.557cm" svg:height="1.524cm" svg:x="20.59cm" svg:y="14.462cm">
          <text:p text:style-name="P1">In destructor sends ZMQ_RELEASE_EVENT</text:p>
          <text:p text:style-name="P1">To ZmqMainThread</text:p>
          <draw:enhanced-geometry svg:viewBox="0 0 21600 21600" draw:text-areas="800 800 20800 20800" draw:type="round-rectangular-callout" draw:modifiers="-5851.65953680484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779cm" svg:y1="14.335cm" svg:x2="10.779cm" svg:y2="15.478cm" draw:start-shape="id14" draw:start-glue-point="2" draw:end-shape="id15" draw:end-glue-point="0" svg:d="M10779 14335v1143" svg:viewBox="0 0 1 1144">
          <text:p/>
        </draw:connector>
        <draw:connector draw:style-name="gr3" draw:text-style-name="P1" draw:layer="layout" draw:type="line" svg:x1="10.779cm" svg:y1="18.145cm" svg:x2="10.779cm" svg:y2="19.288cm" draw:start-shape="id15" draw:start-glue-point="2" draw:end-shape="id16" draw:end-glue-point="0" svg:d="M10779 18145v1143" svg:viewBox="0 0 1 1144">
          <text:p/>
        </draw:connector>
        <draw:custom-shape draw:style-name="gr21" draw:text-style-name="P1" xml:id="id17" draw:id="id17" draw:layer="layout" svg:width="5.715cm" svg:height="5.461cm" svg:x="7.985cm" svg:y="23.86cm">
          <text:p text:style-name="P1">connect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79cm" svg:y1="22.082cm" svg:x2="10.842cm" svg:y2="23.86cm" draw:start-shape="id16" draw:start-glue-point="2" draw:end-shape="id17" draw:end-glue-point="4" svg:d="M10779 22082l63 1778" svg:viewBox="0 0 64 1779">
          <text:p/>
        </draw:connector>
        <draw:custom-shape draw:style-name="gr22" draw:text-style-name="P1" xml:id="id18" draw:id="id18" draw:layer="layout" svg:width="3.937cm" svg:height="1.905cm" svg:x="1.508cm" svg:y="25.63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985cm" svg:y1="26.591cm" svg:x2="5.445cm" svg:y2="26.591cm" draw:start-shape="id17" draw:start-glue-point="5" draw:end-shape="id18" draw:end-glue-point="10" svg:d="M7985 26591h-2540" svg:viewBox="0 0 2541 1">
          <text:p/>
        </draw:connector>
        <draw:custom-shape draw:style-name="gr23" draw:text-style-name="P1" xml:id="id19" draw:id="id19" draw:layer="layout" svg:width="4.191cm" svg:height="1.667cm" svg:x="16.367cm" svg:y="25.765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7cm" svg:y1="26.591cm" svg:x2="16.367cm" svg:y2="26.599cm" draw:start-shape="id17" draw:start-glue-point="7" draw:end-shape="id19" draw:end-glue-point="6" svg:d="M13700 26591l2667 8" svg:viewBox="0 0 2668 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7-31T15:15:55.959511413</meta:creation-date>
    <dc:date>2018-07-31T15:43:51.270093059</dc:date>
    <dc:creator>Igor Khokhriakov</dc:creator>
    <meta:editing-duration>PT27M54S</meta:editing-duration>
    <meta:editing-cycles>2</meta:editing-cycles>
    <meta:generator>LibreOffice/4.3.3.2$Linux_X86_64 LibreOffice_project/430m0$Build-2</meta:generator>
    <meta:document-statistic meta:object-count="43"/>
  </office:meta>
</office:document-meta>
</file>